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1" style:family="paragraph" style:parent-style-name="Text_20_body" style:list-style-name="L1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2" style:family="paragraph" style:parent-style-name="Text_20_body" style:list-style-name="L2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3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Heading_20_3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3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style:use-window-font-color="true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use-window-font-color="true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800000" fo:font-style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ção</text:h>
      <text:p text:style-name="Text_20_body">Nós implementamos e realizamos uma séries de testes com os principais algoritmos de ordenação existentes: Bubble Sort, Insertion Sort, Merge Sort, Quick Sort e Heap Sort. Estes foram implementados para ordenar um vetor de números inteiros, tendo como entrada de testes 10 vetores para o melhor caso e 10 vetores pra pior caso de cada algoritmo, além de mais cinquenta vetores aleatórios e de tamanho variável que serão usados para todos eles.</text:p>
      <text:p text:style-name="Text_20_body"/>
      <text:h text:style-name="Heading_20_3" text:outline-level="3">Algoritmos</text:h>
      <text:p text:style-name="Text_20_body">Os algoritmos originais foram implementados em C <text:s/>e o tempo foi medido em microssegundos usando o método <text:span text:style-name="T1">gettimeofday() </text:span><text:span text:style-name="T3">d</text:span>a biblioteca <text:span text:style-name="T1">sys/time.h</text:span>, tirando a diferença do tempo final e inicial de cada execução do algoritmo<text:span text:style-name="T3">.</text:span></text:p>
      <text:p text:style-name="P3"/>
      <text:p text:style-name="P3"/>
      <text:p text:style-name="Text_20_body"><text:span text:style-name="T3">Abaixo o </text:span><text:span text:style-name="T5">pseudo-código</text:span><text:span text:style-name="T3"> das linguagens implementadas:</text:span></text:p>
      <text:p text:style-name="P4"/>
      <text:p text:style-name="P4">Bubble Sort:</text:p>
      <text:p text:style-name="Text_20_body"><draw:frame draw:style-name="fr1" draw:name="Objeto1" text:anchor-type="as-char" svg:y="-3.099cm" svg:width="8.894cm" svg:height="6.0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Insertion Sort:</text:p>
      <text:p text:style-name="P6"><draw:frame draw:style-name="fr1" draw:name="Objeto2" text:anchor-type="as-char" svg:y="-2.586cm" svg:width="9.703cm" svg:height="5.022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text:soft-page-break/>Merge Sort:</text:p>
      <text:p text:style-name="P1"/>
      <text:p text:style-name="P1"/>
      <text:p text:style-name="P1"><text:span text:style-name="T6"><draw:frame draw:style-name="fr1" draw:name="Objeto3" text:anchor-type="as-char" svg:y="-2.362cm" svg:width="6.112cm" svg:height="4.572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6"><draw:frame draw:style-name="fr1" draw:name="Objeto4" text:anchor-type="as-char" svg:y="-7.295cm" svg:width="7.756cm" svg:height="14.44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ick Sort:</text:p>
      <text:p text:style-name="P1"><draw:frame draw:style-name="fr1" draw:name="Objeto5" text:anchor-type="as-char" svg:y="-1.63cm" svg:width="6.295cm" svg:height="3.11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y="-5.826cm" svg:width="8.336cm" svg:height="11.50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Heap Sort:<text:tab/><text:tab/><draw:frame draw:style-name="fr1" draw:name="Objeto7" text:anchor-type="as-char" svg:y="-6.32cm" svg:width="12.818cm" svg:height="12.49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15" text:outline-level="3"><text:soft-page-break/>Dados e Execução</text:h>
      <text:p text:style-name="P7"/>
      <text:p text:style-name="P2"><text:span text:style-name="T13">Os arquivos-fontes “</text:span><text:span text:style-name="T2">.cpp</text:span><text:span text:style-name="T4">” estão na mesma pasta dos arquivos contendo os vetores de melhores casos, na raiz do projeto</text:span><text:span text:style-name="T14"> (</text:span><text:span text:style-name="T10">Bubble_M.txt, Insertion_M.txt, Merge_M.txt, Quick_M.txt, Heap_M.txt) </text:span><text:span text:style-name="T7">junto com os de piores casos (</text:span><text:span text:style-name="T10">Bubble_P.txt, Insertion_P.txt, Merge_P.txt, Quick_P.txt, Heap_P.txt</text:span><text:span text:style-name="T7">) e os gerados aleatoriamente (Aleatorios.txt).</text:span></text:p>
      <text:p text:style-name="P10">Piores casos:</text:p>
      <text:list xml:id="list13557943121" text:style-name="L1">
        <text:list-item>
          <text:p text:style-name="P11">Bubble, Insertion, Quick: vetor na ordem decrescente;</text:p>
        </text:list-item>
        <text:list-item>
          <text:p text:style-name="P11">Merge: vetor ordenado com duas metades intercaladas entre si, pois ai ele teria que particionar todos;</text:p>
        </text:list-item>
        <text:list-item>
          <text:p text:style-name="P11">Heap: vetor ordenado.</text:p>
          <text:p text:style-name="P11"/>
        </text:list-item>
      </text:list>
      <text:p text:style-name="P10">Melhor casos:</text:p>
      <text:list xml:id="list946831683" text:style-name="L2">
        <text:list-item>
          <text:p text:style-name="P12">Bubble, Insertion, Merge: vetor ordenado;</text:p>
        </text:list-item>
        <text:list-item>
          <text:p text:style-name="P12">Quick: o melhor caso é quando as partições tem sempre o mesmo tamanho (n/2), porém ele tem eficiência igual a do caso médio, pois na prática a diferença é muito pequena, ambos O(nlogn). Então consideraremos como melhor caso um vetor aleatório que não é o pior caso;</text:p>
        </text:list-item>
        <text:list-item>
          <text:p text:style-name="P12">Heap: vetor ordenado em ordem decrescente, por ser um heapsort usando shiftdown.</text:p>
        </text:list-item>
      </text:list>
      <text:p text:style-name="P10"/>
      <text:h text:style-name="P16" text:outline-level="3"/>
      <text:p text:style-name="P14"/>
      <text:h text:style-name="P16" text:outline-level="3">Testes e Resultados</text:h>
      <text:p text:style-name="P14"/>
      <text:p text:style-name="P2"><text:span text:style-name="T7">Os testes foram realizados num laço na </text:span><text:span text:style-name="T10">main.cpp </text:span><text:span text:style-name="T7">passando como parâmetro o algoritmo e o arquivo com os vetores em questão. O projeto se encontra num repositório do GitHub e é aberto:</text:span></text:p>
      <text:p text:style-name="P2"><text:a xlink:type="simple" xlink:href="https://github.com/douglasascosta/mc458">https://github.com/douglasascosta/mc458</text:a><text:span text:style-name="T7">.</text:span></text:p>
      <text:p text:style-name="P10">Os dados foram obtidos de uma máquina com processador Intel Core i5 M460 2.53 MHz x4, 4GB de memória RAM, no SO Ubuntu 13.04 x64.</text:p>
      <text:p text:style-name="P8"/>
      <text:p text:style-name="Text_20_body"><text:span text:style-name="T7">Após 100 medidas de </text:span><text:span text:style-name="T8">melhor e pior caso</text:span><text:span text:style-name="T9">,</text:span><text:span text:style-name="T7"> nós calculamos as médias de tempo para cada algoritmo em (tempo em </text:span><text:span text:style-name="T11">μ</text:span><text:span text:style-name="T7">s):</text:span></text:p>
      <text:p text:style-name="P8"/>
      <text:p text:style-name="P8"><draw:frame draw:style-name="fr2" draw:name="Objeto11" text:anchor-type="paragraph" svg:x="0.732cm" svg:y="0.099cm" svg:width="13.561cm" svg:height="1.3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/>
      <text:p text:style-name="P8"/>
      <text:p text:style-name="P8"/>
      <text:p text:style-name="Text_20_body"><text:soft-page-break/><text:span text:style-name="T7">Teste de </text:span><text:span text:style-name="T8">vetores aleatórios</text:span><text:span text:style-name="T9"> para todos os algoritmos (tempo em </text:span><text:span text:style-name="T12">μ</text:span><text:span text:style-name="T9">s):</text:span></text:p>
      <text:p text:style-name="P13"/>
      <text:p text:style-name="P13"/>
      <text:p text:style-name="P13"><draw:frame draw:style-name="fr3" draw:name="Objeto12" text:anchor-type="paragraph" svg:width="13.547cm" svg:height="21.77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draw:frame draw:style-name="fr2" draw:name="Objeto13" text:anchor-type="paragraph" svg:x="-0.026cm" svg:y="0.242cm" svg:width="17.127cm" svg:height="8.181cm" draw:z-index="9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14">Fontes bibliográficas</text:p>
      <text:p text:style-name="P8"/>
      <text:p text:style-name="P8">U. Manber, Algorithms: A Creative Approach, Addison-Wesley. </text:p>
      <text:p text:style-name="P8">T. Cormen, C. Leiserson, R. Rivest, Introduction to Algorithms, MIT Press.</text:p>
      <text:p text:style-name="Text_20_body"><text:a xlink:type="simple" xlink:href="http://linux.die.net/man/2/gettimeofday"><text:span text:style-name="T7">http://linux.die.net/man/2/gettimeofday</text:span></text:a></text:p>
      <text:p text:style-name="Text_20_body"><text:a xlink:type="simple" xlink:href="http://www.ft.unicamp.br/liag/siteEd/includes/arquivos/MergeSortResumo_Grupo4_ST364A_2010.pdf"><text:span text:style-name="T7">http://www.ft.unicamp.br/liag/siteEd/includes/arquivos/MergeSortResumo_Grupo4_ST364A_2010.pdf</text:span></text:a></text:p>
      <text:p text:style-name="Text_20_body"><text:a xlink:type="simple" xlink:href="http://homepages.dcc.ufmg.br/~cunha/teaching/20121/aeds2/quicksort.pdf"><text:span text:style-name="T7">http://homepages.dcc.ufmg.br/~cunha/teaching/20121/aeds2/quicksort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10-02T10:35:52</meta:creation-date>
    <dc:date>2013-10-02T18:26:38</dc:date>
    <dc:creator>douglas </dc:creator>
    <meta:editing-duration>PT6H52M46S</meta:editing-duration>
    <meta:editing-cycles>45</meta:editing-cycles>
    <meta:generator>LibreOffice/3.5$Linux_x86 LibreOffice_project/350m1$Build-2</meta:generator>
    <meta:document-statistic meta:table-count="0" meta:image-count="0" meta:object-count="10" meta:page-count="6" meta:paragraph-count="36" meta:word-count="383" meta:character-count="2650" meta:non-whitespace-character-count="2294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Bubbl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row/>
          </mrow>
        </mtd>
      </mtr>
      <mtr>
        <mtd>
          <mrow>
            <mrow/>
            <mi/>
            <mi>k</mi>
            <mrow>
              <mi/>
              <mo stretchy="false">=</mo>
              <mi/>
            </mrow>
            <mi>n</mi>
            <mrow>
              <mi/>
              <mo stretchy="false">−</mo>
              <mi/>
            </mrow>
            <mn>1</mn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  <mi/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j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j</mi>
                <mrow>
                  <mi/>
                  <mo stretchy="false">&lt;</mo>
                  <mi/>
                </mrow>
                <mi>k</mi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>v</mi>
                <mrow>
                  <mo stretchy="false">[</mo>
                  <mrow>
                    <mi>j</mi>
                    <mrow>
                      <mi/>
                      <mo stretchy="false">+</mo>
                      <mi/>
                    </mrow>
                    <mn>1</mn>
                  </mrow>
                  <mo stretchy="false">]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</mrow>
        </mtd>
      </mtr>
    </mtable>
    <annotation encoding="StarMath 5.0">Bubble(V[],~n){}newline{}
~~~~k~=~n~-~1{}newline{}
~~~~para~(i~=~0;~enquanto~i~&lt;~n~)~faça{}newline{}
~~~~~~~~para~(j~=~0;~enquanto~j~&lt;~k)~faça{}newline{}
~~~~~~~~~~~~se~(v[j]~&gt;~v[j~+~1])~faça{}newline{}
~~~~~~~~~~~~~~~~aux~=~v[j]{}newline{}
~~~~~~~~~~~~~~~~v[j]~=~v[j~+~1]{}newline{}
~~~~~~~~~~~~~~~~v[j~+~1]~=~aux{}newline{}
~~~~~~~~~~~~j++{}newline{}
~~~~~~~~k--{}newline{}
~~~~~~~~i++{}newline{}
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2" table:number-columns-repeated="3" table:default-cell-style-name="ce13"/>
        <table:table-row table:style-name="ro1">
          <table:table-cell/>
          <table:table-cell table:style-name="ce10" office:value-type="string" table:number-columns-spanned="2" table:number-rows-spanned="1">
            <text:p>Bubble</text:p>
          </table:table-cell>
          <table:covered-table-cell table:style-name="ce11"/>
          <table:table-cell table:style-name="ce10" office:value-type="string" table:number-columns-spanned="2" table:number-rows-spanned="1">
            <text:p>Insertion</text:p>
          </table:table-cell>
          <table:covered-table-cell table:style-name="ce11"/>
          <table:table-cell table:style-name="ce10" office:value-type="string" table:number-columns-spanned="2" table:number-rows-spanned="1">
            <text:p>Merge</text:p>
          </table:table-cell>
          <table:covered-table-cell table:style-name="ce11"/>
          <table:table-cell table:style-name="ce10" office:value-type="string" table:number-columns-spanned="2" table:number-rows-spanned="1">
            <text:p>Quick</text:p>
          </table:table-cell>
          <table:covered-table-cell table:style-name="ce11"/>
          <table:table-cell table:style-name="ce10" office:value-type="string" table:number-columns-spanned="2" table:number-rows-spanned="1">
            <text:p>Heap</text:p>
          </table:table-cell>
          <table:covered-table-cell table:style-name="ce11"/>
        </table:table-row>
        <table:table-row table:style-name="ro1">
          <table:table-cell/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</table:table-row>
        <table:table-row table:style-name="ro2" table:visibility="collapse">
          <table:table-cell/>
          <table:table-cell table:style-name="ce12" office:value-type="float" office:value="50">
            <text:p>5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2" table:visibility="collapse">
          <table:table-cell/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</table:table-row>
        <table:table-row table:style-name="ro3">
          <table:table-cell table:style-name="ce9" office:value-type="string">
            <text:p>Médias (μs)</text:p>
          </table:table-cell>
          <table:table-cell table:style-name="ce14" table:formula="of:=AVERAGE([.B3:.B102])" office:value-type="float" office:value="25.05">
            <text:p>25,05</text:p>
          </table:table-cell>
          <table:table-cell table:style-name="ce14" table:formula="of:=AVERAGE([.C3:.C102])" office:value-type="float" office:value="49.09">
            <text:p>49,09</text:p>
          </table:table-cell>
          <table:table-cell table:style-name="ce14" table:formula="of:=AVERAGE([.D3:.D102])" office:value-type="float" office:value="1.49">
            <text:p>1,49</text:p>
          </table:table-cell>
          <table:table-cell table:style-name="ce14" table:formula="of:=AVERAGE([.E3:.E102])" office:value-type="float" office:value="71.02">
            <text:p>71,02</text:p>
          </table:table-cell>
          <table:table-cell table:style-name="ce14" table:formula="of:=AVERAGE([.F3:.F102])" office:value-type="float" office:value="17.69">
            <text:p>17,69</text:p>
          </table:table-cell>
          <table:table-cell table:style-name="ce14" table:formula="of:=AVERAGE([.G3:.G102])" office:value-type="float" office:value="18.42">
            <text:p>18,42</text:p>
          </table:table-cell>
          <table:table-cell table:style-name="ce14" table:formula="of:=AVERAGE([.H3:.H102])" office:value-type="float" office:value="10.9">
            <text:p>10,9</text:p>
          </table:table-cell>
          <table:table-cell table:style-name="ce14" table:formula="of:=AVERAGE([.I3:.I102])" office:value-type="float" office:value="23.47">
            <text:p>23,47</text:p>
          </table:table-cell>
          <table:table-cell table:style-name="ce14" table:formula="of:=AVERAGE([.J3:.J102])" office:value-type="float" office:value="11.91">
            <text:p>11,91</text:p>
          </table:table-cell>
          <table:table-cell table:style-name="ce14" table:formula="of:=AVERAGE([.K3:.K102])" office:value-type="float" office:value="13.63">
            <text:p>13,63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ce11"/>
        <table:table-row table:style-name="ro1">
          <table:table-cell table:style-name="ce7" office:value-type="string">
            <text:p>n</text:p>
          </table:table-cell>
          <table:table-cell table:style-name="ce9" office:value-type="string">
            <text:p>Bubble</text:p>
          </table:table-cell>
          <table:table-cell table:style-name="ce9" office:value-type="string">
            <text:p>Insertion</text:p>
          </table:table-cell>
          <table:table-cell table:style-name="ce9" office:value-type="string">
            <text:p>Merge</text:p>
          </table:table-cell>
          <table:table-cell table:style-name="ce9" office:value-type="string">
            <text:p>Quick</text:p>
          </table:table-cell>
          <table:table-cell table:style-name="ce9" office:value-type="string">
            <text:p>Hea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66">
            <text:p>166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9">
            <text:p>269</text:p>
          </table:table-cell>
          <table:table-cell office:value-type="float" office:value="188">
            <text:p>18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32">
            <text:p>332</text:p>
          </table:table-cell>
          <table:table-cell office:value-type="float" office:value="327">
            <text:p>327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3">
            <text:p>403</text:p>
          </table:table-cell>
          <table:table-cell office:value-type="float" office:value="297">
            <text:p>297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8">
            <text:p>508</text:p>
          </table:table-cell>
          <table:table-cell office:value-type="float" office:value="392">
            <text:p>392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1">
            <text:p>591</text:p>
          </table:table-cell>
          <table:table-cell office:value-type="float" office:value="401">
            <text:p>401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22">
            <text:p>722</text:p>
          </table:table-cell>
          <table:table-cell office:value-type="float" office:value="499">
            <text:p>499</text:p>
          </table:table-cell>
          <table:table-cell office:value-type="float" office:value="123">
            <text:p>123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float" office:value="564">
            <text:p>564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8">
            <text:p>928</text:p>
          </table:table-cell>
          <table:table-cell office:value-type="float" office:value="779">
            <text:p>779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6">
            <text:p>1066</text:p>
          </table:table-cell>
          <table:table-cell office:value-type="float" office:value="750">
            <text:p>750</text:p>
          </table:table-cell>
          <table:table-cell office:value-type="float" office:value="155">
            <text:p>155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8">
            <text:p>1198</text:p>
          </table:table-cell>
          <table:table-cell office:value-type="float" office:value="845">
            <text:p>845</text:p>
          </table:table-cell>
          <table:table-cell office:value-type="float" office:value="162">
            <text:p>16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408">
            <text:p>1408</text:p>
          </table:table-cell>
          <table:table-cell office:value-type="float" office:value="989">
            <text:p>989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28">
            <text:p>1528</text:p>
          </table:table-cell>
          <table:table-cell office:value-type="float" office:value="1606">
            <text:p>1606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54">
            <text:p>1754</text:p>
          </table:table-cell>
          <table:table-cell office:value-type="float" office:value="1191">
            <text:p>1191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932">
            <text:p>1932</text:p>
          </table:table-cell>
          <table:table-cell office:value-type="float" office:value="1334">
            <text:p>1334</text:p>
          </table:table-cell>
          <table:table-cell office:value-type="float" office:value="212">
            <text:p>212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07">
            <text:p>1207</text:p>
          </table:table-cell>
          <table:table-cell office:value-type="float" office:value="1433">
            <text:p>1433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34">
            <text:p>934</text:p>
          </table:table-cell>
          <table:table-cell office:value-type="float" office:value="1508">
            <text:p>1508</text:p>
          </table:table-cell>
          <table:table-cell office:value-type="float" office:value="227">
            <text:p>227</text:p>
          </table:table-cell>
          <table:table-cell office:value-type="float" office:value="112">
            <text:p>11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20">
            <text:p>1020</text:p>
          </table:table-cell>
          <table:table-cell office:value-type="float" office:value="1708">
            <text:p>1708</text:p>
          </table:table-cell>
          <table:table-cell office:value-type="float" office:value="242">
            <text:p>242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86">
            <text:p>1186</text:p>
          </table:table-cell>
          <table:table-cell office:value-type="float" office:value="1078">
            <text:p>1078</text:p>
          </table:table-cell>
          <table:table-cell office:value-type="float" office:value="255">
            <text:p>25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41">
            <text:p>1241</text:p>
          </table:table-cell>
          <table:table-cell office:value-type="float" office:value="838">
            <text:p>838</text:p>
          </table:table-cell>
          <table:table-cell office:value-type="float" office:value="264">
            <text:p>264</text:p>
          </table:table-cell>
          <table:table-cell office:value-type="float" office:value="121">
            <text:p>12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442">
            <text:p>1442</text:p>
          </table:table-cell>
          <table:table-cell office:value-type="float" office:value="949">
            <text:p>949</text:p>
          </table:table-cell>
          <table:table-cell office:value-type="float" office:value="308">
            <text:p>308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90">
            <text:p>1590</text:p>
          </table:table-cell>
          <table:table-cell office:value-type="float" office:value="1019">
            <text:p>1019</text:p>
          </table:table-cell>
          <table:table-cell office:value-type="float" office:value="293">
            <text:p>293</text:p>
          </table:table-cell>
          <table:table-cell office:value-type="float" office:value="135">
            <text:p>13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578">
            <text:p>1578</text:p>
          </table:table-cell>
          <table:table-cell office:value-type="float" office:value="1061">
            <text:p>1061</text:p>
          </table:table-cell>
          <table:table-cell office:value-type="float" office:value="306">
            <text:p>306</text:p>
          </table:table-cell>
          <table:table-cell office:value-type="float" office:value="138">
            <text:p>13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58">
            <text:p>1658</text:p>
          </table:table-cell>
          <table:table-cell office:value-type="float" office:value="1094">
            <text:p>1094</text:p>
          </table:table-cell>
          <table:table-cell office:value-type="float" office:value="379">
            <text:p>379</text:p>
          </table:table-cell>
          <table:table-cell office:value-type="float" office:value="216">
            <text:p>21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729">
            <text:p>1729</text:p>
          </table:table-cell>
          <table:table-cell office:value-type="float" office:value="1253">
            <text:p>1253</text:p>
          </table:table-cell>
          <table:table-cell office:value-type="float" office:value="328">
            <text:p>328</text:p>
          </table:table-cell>
          <table:table-cell office:value-type="float" office:value="152">
            <text:p>152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94">
            <text:p>1894</text:p>
          </table:table-cell>
          <table:table-cell office:value-type="float" office:value="1326">
            <text:p>1326</text:p>
          </table:table-cell>
          <table:table-cell office:value-type="float" office:value="338">
            <text:p>338</text:p>
          </table:table-cell>
          <table:table-cell office:value-type="float" office:value="159">
            <text:p>159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962">
            <text:p>1962</text:p>
          </table:table-cell>
          <table:table-cell office:value-type="float" office:value="1337">
            <text:p>1337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124">
            <text:p>2124</text:p>
          </table:table-cell>
          <table:table-cell office:value-type="float" office:value="1465">
            <text:p>1465</text:p>
          </table:table-cell>
          <table:table-cell office:value-type="float" office:value="358">
            <text:p>358</text:p>
          </table:table-cell>
          <table:table-cell office:value-type="float" office:value="165">
            <text:p>16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245">
            <text:p>2245</text:p>
          </table:table-cell>
          <table:table-cell office:value-type="float" office:value="1566">
            <text:p>1566</text:p>
          </table:table-cell>
          <table:table-cell office:value-type="float" office:value="367">
            <text:p>367</text:p>
          </table:table-cell>
          <table:table-cell office:value-type="float" office:value="173">
            <text:p>17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361">
            <text:p>2361</text:p>
          </table:table-cell>
          <table:table-cell office:value-type="float" office:value="1687">
            <text:p>1687</text:p>
          </table:table-cell>
          <table:table-cell office:value-type="float" office:value="420">
            <text:p>42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480">
            <text:p>2480</text:p>
          </table:table-cell>
          <table:table-cell office:value-type="float" office:value="1629">
            <text:p>1629</text:p>
          </table:table-cell>
          <table:table-cell office:value-type="float" office:value="169">
            <text:p>169</text:p>
          </table:table-cell>
          <table:table-cell office:value-type="float" office:value="181">
            <text:p>18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645">
            <text:p>2645</text:p>
          </table:table-cell>
          <table:table-cell office:value-type="float" office:value="1782">
            <text:p>1782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739">
            <text:p>2739</text:p>
          </table:table-cell>
          <table:table-cell office:value-type="float" office:value="1908">
            <text:p>1908</text:p>
          </table:table-cell>
          <table:table-cell office:value-type="float" office:value="176">
            <text:p>176</text:p>
          </table:table-cell>
          <table:table-cell office:value-type="float" office:value="197">
            <text:p>19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846">
            <text:p>2846</text:p>
          </table:table-cell>
          <table:table-cell office:value-type="float" office:value="1989">
            <text:p>1989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026">
            <text:p>3026</text:p>
          </table:table-cell>
          <table:table-cell office:value-type="float" office:value="2099">
            <text:p>2099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203">
            <text:p>3203</text:p>
          </table:table-cell>
          <table:table-cell office:value-type="float" office:value="2153">
            <text:p>2153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321">
            <text:p>3321</text:p>
          </table:table-cell>
          <table:table-cell office:value-type="float" office:value="2299">
            <text:p>2299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3521">
            <text:p>3521</text:p>
          </table:table-cell>
          <table:table-cell office:value-type="float" office:value="2429">
            <text:p>2429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736">
            <text:p>3736</text:p>
          </table:table-cell>
          <table:table-cell office:value-type="float" office:value="2513">
            <text:p>2513</text:p>
          </table:table-cell>
          <table:table-cell office:value-type="float" office:value="204">
            <text:p>204</text:p>
          </table:table-cell>
          <table:table-cell office:value-type="float" office:value="97">
            <text:p>97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3831">
            <text:p>3831</text:p>
          </table:table-cell>
          <table:table-cell office:value-type="float" office:value="2664">
            <text:p>2664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023">
            <text:p>4023</text:p>
          </table:table-cell>
          <table:table-cell office:value-type="float" office:value="2713">
            <text:p>2713</text:p>
          </table:table-cell>
          <table:table-cell office:value-type="float" office:value="213">
            <text:p>213</text:p>
          </table:table-cell>
          <table:table-cell office:value-type="float" office:value="103">
            <text:p>103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208">
            <text:p>4208</text:p>
          </table:table-cell>
          <table:table-cell office:value-type="float" office:value="2871">
            <text:p>2871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355">
            <text:p>4355</text:p>
          </table:table-cell>
          <table:table-cell office:value-type="float" office:value="2967">
            <text:p>2967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12" office:value-type="float" office:value="4596">
            <text:p>4596</text:p>
          </table:table-cell>
          <table:table-cell table:style-name="ce12" office:value-type="float" office:value="3137">
            <text:p>3137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155">
            <text:p>15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7cm" svg:height="8.18cm" xlink:href="." xlink:type="simple" chart:class="chart:line" chart:style-name="ch1">
        <chart:title svg:x="5.834cm" svg:y="0.299cm" chart:style-name="ch2">
          <text:p>Quant. de Elem. vs Tempo</text:p>
        </chart:title>
        <chart:legend chart:legend-position="end" svg:x="14.46cm" svg:y="2.795cm" style:legend-expansion="high" chart:style-name="ch3"/>
        <chart:plot-area chart:style-name="ch4" chart:data-source-has-labels="both" svg:x="1.353cm" svg:y="1.567cm" svg:width="12.423cm" svg:height="5.469cm">
          <chartooo:coordinate-region svg:x="2.345cm" svg:y="1.766cm" svg:width="11.377cm" svg:height="4.225cm"/>
          <chart:axis chart:dimension="x" chart:name="primary-x" chart:style-name="ch5" chartooo:axis-type="auto">
            <chartooo:date-scale/>
            <chart:title svg:x="5.628cm" svg:y="7.199cm" chart:style-name="ch6">
              <text:p>Quantidade de Elementos</text:p>
            </chart:title>
            <chart:categories table:cell-range-address="local-table.$A$2:.$A$51"/>
          </chart:axis>
          <chart:axis chart:dimension="y" chart:name="primary-y" chart:style-name="ch5">
            <chart:title svg:x="0.451cm" svg:y="5.178cm" chart:style-name="ch7">
              <text:p>Tempo (us)</text:p>
            </chart:title>
            <chart:grid chart:style-name="ch8" chart:class="major"/>
          </chart:axis>
          <chart:series chart:style-name="ch9" chart:values-cell-range-address="local-table.$B$2:.$B$51" chart:label-cell-address="local-table.$B$1" chart:class="chart:line">
            <chart:data-point chart:repeated="50"/>
          </chart:series>
          <chart:series chart:style-name="ch10" chart:values-cell-range-address="local-table.$C$2:.$C$51" chart:label-cell-address="local-table.$C$1" chart:class="chart:line">
            <chart:data-point chart:repeated="50"/>
          </chart:series>
          <chart:series chart:style-name="ch11" chart:values-cell-range-address="local-table.$D$2:.$D$51" chart:label-cell-address="local-table.$D$1" chart:class="chart:line">
            <chart:data-point chart:repeated="50"/>
          </chart:series>
          <chart:series chart:style-name="ch12" chart:values-cell-range-address="local-table.$E$2:.$E$51" chart:label-cell-address="local-table.$E$1" chart:class="chart:line">
            <chart:data-point chart:repeated="50"/>
          </chart:series>
          <chart:series chart:style-name="ch13" chart:values-cell-range-address="local-table.$F$2:.$F$51" chart:label-cell-address="local-table.$F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2">
                <text:p>162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3">
                <text:p>403</text:p>
              </table:table-cell>
              <table:table-cell office:value-type="float" office:value="297">
                <text:p>297</text:p>
              </table:table-cell>
              <table:table-cell office:value-type="float" office:value="88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08">
                <text:p>508</text:p>
              </table:table-cell>
              <table:table-cell office:value-type="float" office:value="392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1">
                <text:p>591</text:p>
              </table:table-cell>
              <table:table-cell office:value-type="float" office:value="401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2">
                <text:p>722</text:p>
              </table:table-cell>
              <table:table-cell office:value-type="float" office:value="499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27">
                <text:p>827</text:p>
              </table:table-cell>
              <table:table-cell office:value-type="float" office:value="564">
                <text:p>564</text:p>
              </table:table-cell>
              <table:table-cell office:value-type="float" office:value="134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8">
                <text:p>928</text:p>
              </table:table-cell>
              <table:table-cell office:value-type="float" office:value="779">
                <text:p>779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66">
                <text:p>1066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98">
                <text:p>1198</text:p>
              </table:table-cell>
              <table:table-cell office:value-type="float" office:value="845">
                <text:p>845</text:p>
              </table:table-cell>
              <table:table-cell office:value-type="float" office:value="162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8">
                <text:p>1408</text:p>
              </table:table-cell>
              <table:table-cell office:value-type="float" office:value="989">
                <text:p>989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28">
                <text:p>1528</text:p>
              </table:table-cell>
              <table:table-cell office:value-type="float" office:value="1606">
                <text:p>1606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54">
                <text:p>1754</text:p>
              </table:table-cell>
              <table:table-cell office:value-type="float" office:value="1191">
                <text:p>119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2">
                <text:p>1932</text:p>
              </table:table-cell>
              <table:table-cell office:value-type="float" office:value="1334">
                <text:p>1334</text:p>
              </table:table-cell>
              <table:table-cell office:value-type="float" office:value="212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07">
                <text:p>1207</text:p>
              </table:table-cell>
              <table:table-cell office:value-type="float" office:value="1433">
                <text:p>1433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34">
                <text:p>934</text:p>
              </table:table-cell>
              <table:table-cell office:value-type="float" office:value="1508">
                <text:p>1508</text:p>
              </table:table-cell>
              <table:table-cell office:value-type="float" office:value="227">
                <text:p>227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20">
                <text:p>1020</text:p>
              </table:table-cell>
              <table:table-cell office:value-type="float" office:value="1708">
                <text:p>1708</text:p>
              </table:table-cell>
              <table:table-cell office:value-type="float" office:value="242">
                <text:p>24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6">
                <text:p>1186</text:p>
              </table:table-cell>
              <table:table-cell office:value-type="float" office:value="1078">
                <text:p>1078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41">
                <text:p>1241</text:p>
              </table:table-cell>
              <table:table-cell office:value-type="float" office:value="838">
                <text:p>838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442">
                <text:p>1442</text:p>
              </table:table-cell>
              <table:table-cell office:value-type="float" office:value="949">
                <text:p>949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90">
                <text:p>1590</text:p>
              </table:table-cell>
              <table:table-cell office:value-type="float" office:value="1019">
                <text:p>1019</text:p>
              </table:table-cell>
              <table:table-cell office:value-type="float" office:value="293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578">
                <text:p>1578</text:p>
              </table:table-cell>
              <table:table-cell office:value-type="float" office:value="1061">
                <text:p>1061</text:p>
              </table:table-cell>
              <table:table-cell office:value-type="float" office:value="306">
                <text:p>306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58">
                <text:p>1658</text:p>
              </table:table-cell>
              <table:table-cell office:value-type="float" office:value="1094">
                <text:p>1094</text:p>
              </table:table-cell>
              <table:table-cell office:value-type="float" office:value="379">
                <text:p>379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29">
                <text:p>1729</text:p>
              </table:table-cell>
              <table:table-cell office:value-type="float" office:value="1253">
                <text:p>1253</text:p>
              </table:table-cell>
              <table:table-cell office:value-type="float" office:value="328">
                <text:p>328</text:p>
              </table:table-cell>
              <table:table-cell office:value-type="float" office:value="152">
                <text:p>15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94">
                <text:p>1894</text:p>
              </table:table-cell>
              <table:table-cell office:value-type="float" office:value="1326">
                <text:p>1326</text:p>
              </table:table-cell>
              <table:table-cell office:value-type="float" office:value="338">
                <text:p>338</text:p>
              </table:table-cell>
              <table:table-cell office:value-type="float" office:value="159">
                <text:p>1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62">
                <text:p>1962</text:p>
              </table:table-cell>
              <table:table-cell office:value-type="float" office:value="1337">
                <text:p>1337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24">
                <text:p>2124</text:p>
              </table:table-cell>
              <table:table-cell office:value-type="float" office:value="1465">
                <text:p>1465</text:p>
              </table:table-cell>
              <table:table-cell office:value-type="float" office:value="358">
                <text:p>358</text:p>
              </table:table-cell>
              <table:table-cell office:value-type="float" office:value="165">
                <text:p>1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45">
                <text:p>2245</text:p>
              </table:table-cell>
              <table:table-cell office:value-type="float" office:value="1566">
                <text:p>1566</text:p>
              </table:table-cell>
              <table:table-cell office:value-type="float" office:value="367">
                <text:p>367</text:p>
              </table:table-cell>
              <table:table-cell office:value-type="float" office:value="173">
                <text:p>17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61">
                <text:p>2361</text:p>
              </table:table-cell>
              <table:table-cell office:value-type="float" office:value="1687">
                <text:p>1687</text:p>
              </table:table-cell>
              <table:table-cell office:value-type="float" office:value="420">
                <text:p>42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480">
                <text:p>2480</text:p>
              </table:table-cell>
              <table:table-cell office:value-type="float" office:value="1629">
                <text:p>162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45">
                <text:p>2645</text:p>
              </table:table-cell>
              <table:table-cell office:value-type="float" office:value="1782">
                <text:p>1782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739">
                <text:p>2739</text:p>
              </table:table-cell>
              <table:table-cell office:value-type="float" office:value="1908">
                <text:p>1908</text:p>
              </table:table-cell>
              <table:table-cell office:value-type="float" office:value="176">
                <text:p>176</text:p>
              </table:table-cell>
              <table:table-cell office:value-type="float" office:value="197">
                <text:p>1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46">
                <text:p>2846</text:p>
              </table:table-cell>
              <table:table-cell office:value-type="float" office:value="1989">
                <text:p>1989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26">
                <text:p>3026</text:p>
              </table:table-cell>
              <table:table-cell office:value-type="float" office:value="2099">
                <text:p>2099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03">
                <text:p>3203</text:p>
              </table:table-cell>
              <table:table-cell office:value-type="float" office:value="2153">
                <text:p>2153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321">
                <text:p>3321</text:p>
              </table:table-cell>
              <table:table-cell office:value-type="float" office:value="2299">
                <text:p>2299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521">
                <text:p>3521</text:p>
              </table:table-cell>
              <table:table-cell office:value-type="float" office:value="2429">
                <text:p>2429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36">
                <text:p>3736</text:p>
              </table:table-cell>
              <table:table-cell office:value-type="float" office:value="2513">
                <text:p>2513</text:p>
              </table:table-cell>
              <table:table-cell office:value-type="float" office:value="204">
                <text:p>204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831">
                <text:p>3831</text:p>
              </table:table-cell>
              <table:table-cell office:value-type="float" office:value="2664">
                <text:p>2664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023">
                <text:p>4023</text:p>
              </table:table-cell>
              <table:table-cell office:value-type="float" office:value="2713">
                <text:p>2713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208">
                <text:p>4208</text:p>
              </table:table-cell>
              <table:table-cell office:value-type="float" office:value="2871">
                <text:p>2871</text:p>
              </table:table-cell>
              <table:table-cell office:value-type="float" office:value="238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355">
                <text:p>4355</text:p>
              </table:table-cell>
              <table:table-cell office:value-type="float" office:value="2967">
                <text:p>2967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96">
                <text:p>4596</text:p>
              </table:table-cell>
              <table:table-cell office:value-type="float" office:value="3137">
                <text:p>3137</text:p>
              </table:table-cell>
              <table:table-cell office:value-type="float" office:value="225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table>
      <mtr>
        <mtd>
          <mrow>
            <mi mathvariant="italic">Insertion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1</mn>
                <mi/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row>
                  <mo stretchy="false">(</mo>
                  <mrow>
                    <mi>i</mi>
                    <mi/>
                    <mrow>
                      <mi>!</mi>
                      <mo stretchy="false">=</mo>
                      <mi/>
                    </mrow>
                    <mn>0</mn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>i</mi>
                        <mrow>
                          <mi/>
                          <mo stretchy="false">−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>i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/>
          </mrow>
        </mtd>
      </mtr>
      <mtr>
        <mtd>
          <mrow>
            <mrow/>
          </mrow>
        </mtd>
      </mtr>
    </mtable>
    <annotation encoding="StarMath 5.0">Insertion(V[],~n)~{}newline{}
~~~~para~(i~=~1~;~enquanto~i~&lt;~n)~{}newline{}
~~~~~~~~enquanto~((i~!=~0)~e~(v[i~-~1]~&gt;~v[i]))~{}newline{}
~~~~~~~~~~~~aux~=~v[i]{}newline{}
~~~~~~~~~~~~v[i]~=~v[i~-~1]{}newline{}
~~~~~~~~~~~~v[i~-~1]~=~aux{}newline{}
~~~~~~~~~~~~i--{}newline{}
~~~~~~~~i++{}newline{}
~~~~{}newline{}
</annotation>
  </semantics>
</math>
</file>

<file path=Object 3/content.xml><?xml version="1.0" encoding="utf-8"?>
<math xmlns="http://www.w3.org/1998/Math/MathML">
  <semantics>
    <mtable>
      <mtr>
        <mtd>
          <mrow>
            <mi mathvariant="italic">Merg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i mathvariant="italic">inicio</mi>
            <mrow>
              <mi/>
              <mo stretchy="false">=</mo>
              <mi/>
            </mrow>
            <mi mathvariant="italic">fim</mi>
            <mrow/>
          </mrow>
        </mtd>
      </mtr>
      <mtr>
        <mtd>
          <mrow>
            <mrow/>
            <mi/>
            <mi mathvariant="italic">retorne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meio</mi>
            <mrow>
              <mi/>
              <mo stretchy="false">=</mo>
              <mi/>
            </mrow>
            <mrow>
              <mrow>
                <mo stretchy="false">(</mo>
                <mrow>
                  <mi mathvariant="italic">inicio</mi>
                  <mrow>
                    <mi/>
                    <mo stretchy="false">+</mo>
                    <mi/>
                  </mrow>
                  <mi mathvariant="italic">meio</mi>
                </mrow>
                <mo stretchy="false">)</mo>
              </mrow>
              <mo stretchy="false">/</mo>
              <mn>2</mn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</mrow>
              <mo stretchy="false">)</mo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meio</mi>
                <mrow>
                  <mi/>
                  <mo stretchy="false">+</mo>
                  <mi/>
                </mrow>
                <mn>1,</mn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Merge2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Merge(V[],inicio,fim){}newline{}
~~~~se~inicio~=~fim{}newline{}
~~~~~~~~retorne{}newline{}
{}newline{}
~~~~meio~=~(inicio~+~meio)/2{}newline{}
~~~~Merge(V,inicio,meio){}newline{}
~~~~Merge(V,meio~+~1,fim){}newline{}
~~~~Merge2(V,inicio,meio,fim){}newline{}</annotation>
  </semantics>
</math>
</file>

<file path=Object 4/content.xml><?xml version="1.0" encoding="utf-8"?>
<math xmlns="http://www.w3.org/1998/Math/MathML">
  <semantics>
    <mtable>
      <mtr>
        <mtd>
          <mrow>
            <mi mathvariant="italic">Merge2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row>
              <mi>i</mi>
              <mo stretchy="false">=</mo>
              <mi mathvariant="italic">inicio</mi>
            </mrow>
            <mrow/>
          </mrow>
        </mtd>
      </mtr>
      <mtr>
        <mtd>
          <mrow>
            <mrow/>
            <mi/>
            <mrow>
              <mi>j</mi>
              <mo stretchy="false">=</mo>
              <mrow>
                <mi mathvariant="italic">meio</mi>
                <mo stretchy="false">+</mo>
                <mn>1</mn>
              </mrow>
            </mrow>
            <mrow/>
          </mrow>
        </mtd>
      </mtr>
      <mtr>
        <mtd>
          <mrow>
            <mrow/>
            <mi/>
            <mrow>
              <mi>k</mi>
              <mo stretchy="false">=</mo>
              <mn>0</mn>
            </mrow>
            <mrow/>
          </mrow>
        </mtd>
      </mtr>
      <mtr>
        <mtd>
          <mrow>
            <mrow/>
            <mi/>
            <mi mathvariant="italic">enquanto</mi>
            <mrow>
              <mo stretchy="false">(</mo>
              <mrow>
                <mrow>
                  <mi>i</mi>
                  <mo stretchy="false">&lt;</mo>
                  <mrow>
                    <mi mathvariant="italic">meio</mi>
                    <mo stretchy="false">+</mo>
                    <mn>1</mn>
                  </mrow>
                </mrow>
                <mi mathvariant="italic">ou</mi>
                <mrow>
                  <mi>j</mi>
                  <mo stretchy="false">&lt;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i</mi>
                  <mo stretchy="false">=</mo>
                  <mrow>
                    <mi mathvariant="italic">meio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j</mi>
                  <mo stretchy="false">=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i>v</mi>
                <mrow>
                  <mrow>
                    <mo stretchy="false">[</mo>
                    <mrow>
                      <mi>i</mi>
                    </mrow>
                    <mo stretchy="false">]</mo>
                  </mrow>
                  <mo stretchy="false">&lt;</mo>
                  <mi>v</mi>
                </mrow>
                <mrow>
                  <mo stretchy="false">[</mo>
                  <mrow>
                    <mi>j</mi>
                  </mrow>
                  <mo stretchy="false">]</mo>
                </mrow>
              </mrow>
              <mo stretchy="false">)</mo>
            </mrow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para</mi>
            <mrow>
              <mo stretchy="false">(</mo>
              <mrow>
                <mrow>
                  <mi>i</mi>
                  <mo stretchy="false">=</mo>
                  <mi mathvariant="italic">inicio</mi>
                </mrow>
                <mi>;</mi>
                <mi mathvariant="italic">enquanto</mi>
                <mrow>
                  <mi>i</mi>
                  <mo stretchy="false">≤</mo>
                  <mi mathvariant="italic">fim</mi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v</mi>
            <mrow>
              <mrow>
                <mo stretchy="false">[</mo>
                <mrow>
                  <mi>i</mi>
                </mrow>
                <mo stretchy="false">]</mo>
              </mrow>
              <mo stretchy="false">=</mo>
              <mi mathvariant="italic">vetorTemp</mi>
            </mrow>
            <mrow>
              <mo stretchy="false">[</mo>
              <mrow>
                <mrow>
                  <mi>i</mi>
                  <mo stretchy="false">−</mo>
                  <mi mathvariant="italic">inicio</mi>
                </mrow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=</mo>
              <mrow>
                <mi>i</mi>
                <mo stretchy="false">+</mo>
                <mrow>
                  <mo stretchy="false">+</mo>
                  <mrow/>
                </mrow>
              </mrow>
            </mrow>
          </mrow>
        </mtd>
      </mtr>
      <mtr>
        <mtd>
          <mrow>
            <mrow/>
          </mrow>
        </mtd>
      </mtr>
    </mtable>
    <annotation encoding="StarMath 5.0">Merge2(v[],inicio,meio,fim){}newline{}
{}newline{}
~~~~i = inicio{}newline{}
~~~~j = meio + 1{}newline{}
~~~~k = 0{}newline{}
~~~~enquanto (i &lt; meio + 1 ou j &lt; fim + 1) faça{}newline{}
~~~~~~~~se (i = meio + 1)   faça{}newline{}
~~~~~~~~~~~~vetorTemp[k] = v[j]{}newline{}
~~~~~~~~~~~~j++{}newline{}
~~~~~~~~~~~~k++{}newline{}
~~~~~~~~senão{}newline{}
~~~~~~~~~~~~se (j = fim + 1) faça{}newline{}
~~~~~~~~~~~~~~~~vetorTemp[k] = v[i]{}newline{}
~~~~~~~~~~~~~~~~i++{}newline{}
~~~~~~~~~~~~~~~~k++{}newline{}
~~~~~~~~~~~~senão{}newline{}
~~~~~~~~~~~~~~~~se (v[i] &lt; v[j]) {}newline{}
~~~~~~~~~~~~~~~~~~~~vetorTemp[k] = v[i]{}newline{}
~~~~~~~~~~~~~~~~~~~~i++{}newline{}
~~~~~~~~~~~~~~~~~~~~k++{}newline{}
~~~~~~~~~~~~~~~~senão{}newline{}
~~~~~~~~~~~~~~~~~~~~vetorTemp[k] = v[j]{}newline{}
~~~~~~~~~~~~~~~~~~~~j++{}newline{}
~~~~~~~~~~~~~~~~~~~~k++{}newline{}
{}newline{}
~~~~para (i = inicio; enquanto i &lt;= fim) faça{}newline{}
~~~~~~~~v[i] = vetorTemp[i - inicio]{}newline{}
~~~~~~~~i = i++{}newline{}
</annotation>
  </semantics>
</math>
</file>

<file path=Object 5/content.xml><?xml version="1.0" encoding="utf-8"?>
<math xmlns="http://www.w3.org/1998/Math/MathML">
  <semantics>
    <mtable>
      <mtr>
        <mtd>
          <mrow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l</mi>
                <mrow>
                  <mi/>
                  <mo stretchy="false">&lt;</mo>
                  <mi/>
                </mrow>
                <mi>r</mi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j</mi>
                <mrow>
                  <mi/>
                  <mo stretchy="false">−</mo>
                  <mi/>
                </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j</mi>
                <mrow>
                  <mi/>
                  <mo stretchy="false">+</mo>
                  <mi/>
                </mrow>
                <mn>1,</mn>
                <mi/>
                <mi>r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Quick(a,~l,~r){}newline{}
~~~~se~(l~&lt;~r) faça{}newline{}
~~~~~~~~j~=~particiona(a,~l,~r){}newline{}
~~~~~~~~quick(a,~l,~j~-~1){}newline{}
~~~~~~~~quick(a,~j~+~1,~r){}newline{}</annotation>
  </semantics>
</math>
</file>

<file path=Object 6/content.xml><?xml version="1.0" encoding="utf-8"?>
<math xmlns="http://www.w3.org/1998/Math/MathML">
  <semantics>
    <mtable>
      <mtr>
        <mtd>
          <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pivo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l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n>1</mn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+</mo>
              <mrow>
                <mo stretchy="false">+</mo>
                <mi>i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i</mi>
                  </mrow>
                  <mo stretchy="false">]</mo>
                </mrow>
                <mrow>
                  <mi/>
                  <mo stretchy="false">≤</mo>
                  <mi/>
                </mrow>
                <mi mathvariant="italic">pivot</mi>
                <mrow>
                  <mi/>
                  <mo stretchy="false">∧</mo>
                  <mrow/>
                </mrow>
                <mi/>
                <mi>i</mi>
                <mrow>
                  <mi/>
                  <mo stretchy="false">≤</mo>
                  <mi/>
                </mrow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−</mo>
              <mrow>
                <mo stretchy="false">−</mo>
                <mi>j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 mathvariant="italic">pivot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i</mi>
                <mrow>
                  <mi/>
                  <mo stretchy="false">≥</mo>
                  <mi/>
                </mrow>
                <mi>j</mi>
              </mrow>
              <mo stretchy="false">)</mo>
            </mrow>
            <mrow/>
          </mrow>
        </mtd>
      </mtr>
      <mtr>
        <mtd>
          <mrow>
            <mrow/>
            <mi/>
            <mi mathvariant="italic">encerre</mi>
            <mi/>
            <mi mathvariant="italic">laço</mi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l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i/>
            <mi mathvariant="italic">retorne</mi>
            <mi/>
            <mi>j</mi>
            <mrow/>
          </mrow>
        </mtd>
      </mtr>
      <mtr>
        <mtd>
          <mrow>
            <mrow/>
          </mrow>
        </mtd>
      </mtr>
    </mtable>
    <annotation encoding="StarMath 5.0">particiona(a,~l,~r){}newline{}
~~~~pivot~=~a[l]{}newline{}
~~~~i~=~l{}newline{}
~~~~j~=~r~+~1{}newline{}
{}newline{}
~~~~enquanto~(1){}newline{}
~~~~~~~~faça{}newline{}
~~~~~~~~~~~~++i{}newline{}
~~~~~~~~enquanto~(a[i]~&lt;=~pivot~&amp;&amp;~i~&lt;=~r){}newline{}
~~~~~~~~faça{}newline{}
~~~~~~~~~~~~--j{}newline{}
~~~~~~~~enquanto~(a[j]~&gt;~pivot){}newline{}
~~~~~~~~se~(i~&gt;=~j){}newline{}
~~~~~~~~~~~~encerre~laço{}newline{}
~~~~~~~~t~=~a[i]{}newline{}
~~~~~~~~a[i]~=~a[j]{}newline{}
~~~~~~~~a[j]~=~t{}newline{}
{}newline{}
~~~~t~=~a[l]{}newline{}
~~~~a[l]~=~a[j]{}newline{}
~~~~a[j]~=~t{}newline{}
~~~~retorne~j{}newline{}
</annotation>
  </semantics>
</math>
</file>

<file path=Object 7/content.xml><?xml version="1.0" encoding="utf-8"?>
<math xmlns="http://www.w3.org/1998/Math/MathML">
  <semantics>
    <mtable>
      <mtr>
        <mtd>
          <mrow>
            <mi mathvariant="italic">Heap</mi>
            <mrow>
              <mo stretchy="false">(</mo>
              <mrow>
                <mi>v</mi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i/>
            <mi>i</mi>
            <mrow>
              <mi/>
              <mo stretchy="false">=</mo>
              <mi/>
            </mrow>
            <mi>n</mi>
            <mrow>
              <mi/>
              <mo stretchy="false">/</mo>
              <mi/>
            </mrow>
            <mn>2</mn>
            <mrow/>
          </mrow>
        </mtd>
      </mtr>
      <mtr>
        <mtd>
          <mrow>
            <mi/>
            <mi mathvariant="italic">loop</mi>
            <mi/>
            <mi mathvariant="italic">infinito</mi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i>i</mi>
                <mrow>
                  <mi/>
                  <mo stretchy="false">&gt;</mo>
                  <mi/>
                </mrow>
                <mn>0</mn>
              </mrow>
              <mo stretchy="false">)</mo>
            </mrow>
            <mi/>
            <mi mathvariant="italic">faça</mi>
            <mi/>
            <mrow/>
          </mrow>
        </mtd>
      </mtr>
      <mtr>
        <mtd>
          <mrow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i/>
            <mi mathvariant="italic">senão</mi>
            <mi/>
            <mrow/>
          </mrow>
        </mtd>
      </mtr>
      <mtr>
        <mtd>
          <mrow>
            <mi/>
            <mrow>
              <mi>n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n</mi>
                <mrow>
                  <mi/>
                  <mo stretchy="false">=</mo>
                  <mi/>
                </mrow>
                <mn>0</mn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i mathvariant="italic">retorne</mi>
            <mrow/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n</mi>
              </mrow>
              <mo stretchy="false">]</mo>
            </mrow>
            <mrow/>
          </mrow>
        </mtd>
      </mtr>
      <mtr>
        <mtd>
          <mrow>
            <mi/>
            <mi>v</mi>
            <mrow>
              <mo stretchy="false">[</mo>
              <mrow>
                <mi>n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n>0</mn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>i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>i</mi>
            <mrow>
              <mi/>
              <mo stretchy="false">∗</mo>
              <mi/>
            </mrow>
            <mn>2</mn>
            <mrow/>
          </mrow>
        </mtd>
      </mtr>
      <mtr>
        <mtd>
          <mrow>
            <mi/>
            <mi mathvariant="italic">enquanto</mi>
            <mi/>
            <mrow>
              <mo stretchy="false">(</mo>
              <mrow>
                <mi mathvariant="italic">filho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row>
                  <mo stretchy="false">(</mo>
                  <mrow>
                    <mi mathvariant="italic">filho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&lt;</mo>
                      <mi/>
                    </mrow>
                    <mi>n</mi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 mathvariant="italic">filho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 mathvariant="italic">filho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row>
              <mi mathvariant="italic">filho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 mathvariant="italic">filho</mi>
                  </mrow>
                  <mo stretchy="false">]</mo>
                </mrow>
                <mrow>
                  <mi/>
                  <mo stretchy="false">&gt;</mo>
                  <mi/>
                </mrow>
                <mi>t</mi>
              </mrow>
              <mo stretchy="false">)</mo>
            </mrow>
            <mi mathvariant="italic">faça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 mathvariant="italic">filho</mi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 mathvariant="italic">filho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 mathvariant="italic">pai</mi>
            <mrow>
              <mi/>
              <mo stretchy="false">∗</mo>
              <mi/>
            </mrow>
            <mn>2</mn>
            <mrow>
              <mi/>
              <mo stretchy="false">+</mo>
              <mi/>
            </mrow>
            <mn>1</mn>
            <mrow/>
          </mrow>
        </mtd>
      </mtr>
      <mtr>
        <mtd>
          <mrow>
            <mi/>
            <mi mathvariant="italic">senão</mi>
            <mrow/>
          </mrow>
        </mtd>
      </mtr>
      <mtr>
        <mtd>
          <mrow>
            <mi/>
            <mi mathvariant="italic">encerra</mi>
            <mi/>
            <mi mathvariant="italic">laço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/>
        </mtd>
      </mtr>
    </mtable>
    <annotation encoding="StarMath 5.0">Heap(v,~n)~{}newline
~~~~i~=~n~/~2{}newline
~~~~loop~infinito~{}newline
~~~~~~~~se~(i~&gt;~0)~faça~{}newline
~~~~~~~~~~~~i--{}newline
~~~~~~~~~~~~t~=~v[i]{}newline
~~~~~~~~senão~{}newline
~~~~~~~~~~~~n--{}newline
~~~~~~~~~~~~se~(n~=~0)~faça{}newline
~~~~~~~~~~~~~~~~retorne{}newline
~~~~~~~~~~~~t~=~v[n]{}newline
~~~~~~~~~~~~v[n]~=~v[0]{}newline
~~~~~~~~pai~=~i{}newline
~~~~~~~~filho~=~i~*~2{}newline
~~~~~~~~enquanto~(filho~&lt;~n)~{}newline
~~~~~~~~~~~~se~((filho~+~1~&lt;~n)~e~(v[filho~+~1]~&gt;~v[filho]))~faça{}newline
~~~~~~~~~~~~~~~~filho++{}newline
~~~~~~~~~~~~se~(v[filho]~&gt;~t)faça{}newline
~~~~~~~~~~~~~~~~v[pai]~=~v[filho]{}newline
~~~~~~~~~~~~~~~~pai~=~filho{}newline
~~~~~~~~~~~~~~~~filho~=~pai~*~2~+~1{}newline
~~~~~~~~~~~~~senão{}newline
~~~~~~~~~~~~~~~~encerra~laço{}newline
~~~~~~~~v[pai]~=~t{}newline</annotation>
  </semantics>
</math>
</file>